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0.751cm"/>
        </style:tab-stops>
      </style:paragraph-properties>
    </style:style>
    <style:style style:name="P3" style:family="paragraph" style:parent-style-name="Standard">
      <style:paragraph-properties fo:line-height="150%"/>
      <style:text-properties style:font-name="Arial" fo:language="en" fo:country="US" style:font-name-complex="Arial1"/>
    </style:style>
    <style:style style:name="P4" style:family="paragraph" style:parent-style-name="Standard">
      <style:paragraph-properties fo:line-height="150%">
        <style:tab-stops>
          <style:tab-stop style:position="0.751cm"/>
        </style:tab-stops>
      </style:paragraph-properties>
      <style:text-properties style:font-name="Arial" fo:language="en" fo:country="US" style:font-name-complex="Arial1"/>
    </style:style>
    <style:style style:name="P5" style:family="paragraph" style:parent-style-name="Standard">
      <style:text-properties fo:color="#538135" style:font-name="Arial" fo:language="en" fo:country="US" fo:font-weight="bold" style:font-weight-asian="bold" style:font-name-complex="Arial1"/>
    </style:style>
    <style:style style:name="P6" style:family="paragraph" style:parent-style-name="Standard">
      <style:paragraph-properties fo:margin-left="0.741cm" fo:margin-right="0cm" fo:line-height="150%" fo:text-indent="-0.741cm" style:auto-text-indent="false">
        <style:tab-stops>
          <style:tab-stop style:position="0.751cm"/>
        </style:tab-stops>
      </style:paragraph-properties>
    </style:style>
    <style:style style:name="P7" style:family="paragraph" style:parent-style-name="Standard">
      <style:paragraph-properties fo:margin-left="0.741cm" fo:margin-right="0cm" fo:line-height="150%" fo:text-indent="-0.741cm" style:auto-text-indent="false">
        <style:tab-stops>
          <style:tab-stop style:position="0.751cm"/>
        </style:tab-stops>
      </style:paragraph-properties>
      <style:text-properties officeooo:paragraph-rsid="001f1938"/>
    </style:style>
    <style:style style:name="P8" style:family="paragraph" style:parent-style-name="Standard">
      <style:paragraph-properties fo:margin-left="0.741cm" fo:margin-right="0cm" fo:line-height="150%" fo:text-indent="-0.741cm" style:auto-text-indent="false">
        <style:tab-stops>
          <style:tab-stop style:position="0.751cm"/>
        </style:tab-stops>
      </style:paragraph-properties>
      <style:text-properties officeooo:paragraph-rsid="0020c240"/>
    </style:style>
    <style:style style:name="P9" style:family="paragraph" style:parent-style-name="Standard">
      <style:paragraph-properties fo:margin-left="0.741cm" fo:margin-right="0cm" fo:line-height="150%" fo:text-indent="-0.741cm" style:auto-text-indent="false">
        <style:tab-stops>
          <style:tab-stop style:position="0.751cm"/>
        </style:tab-stops>
      </style:paragraph-properties>
      <style:text-properties style:font-name="Arial" fo:language="en" fo:country="US" style:font-name-complex="Arial1"/>
    </style:style>
    <style:style style:name="P10" style:family="paragraph" style:parent-style-name="Standard">
      <style:paragraph-properties fo:margin-left="0.741cm" fo:margin-right="0cm" fo:line-height="150%" fo:text-indent="-0.741cm" style:auto-text-indent="false">
        <style:tab-stops>
          <style:tab-stop style:position="0.751cm"/>
        </style:tab-stops>
      </style:paragraph-properties>
      <style:text-properties style:font-name="Arial" fo:language="en" fo:country="US" officeooo:rsid="00246cc7" officeooo:paragraph-rsid="00246cc7" style:font-name-complex="Arial1"/>
    </style:style>
    <style:style style:name="P11" style:family="paragraph" style:parent-style-name="Standard">
      <style:paragraph-properties fo:margin-left="0.741cm" fo:margin-right="0cm" fo:line-height="150%" fo:text-indent="-0.741cm" style:auto-text-indent="false">
        <style:tab-stops>
          <style:tab-stop style:position="0.751cm"/>
        </style:tab-stops>
      </style:paragraph-properties>
      <style:text-properties style:font-name="Arial" fo:language="en" fo:country="US" fo:font-style="italic" style:font-style-asian="italic" style:font-name-complex="Arial1"/>
    </style:style>
    <style:style style:name="P12" style:family="paragraph" style:parent-style-name="Standard">
      <style:paragraph-properties fo:margin-left="0.741cm" fo:margin-right="0cm" fo:line-height="150%" fo:text-indent="-0.741cm" style:auto-text-indent="false">
        <style:tab-stops>
          <style:tab-stop style:position="0.751cm"/>
        </style:tab-stops>
      </style:paragraph-properties>
      <style:text-properties fo:color="#ff0066" style:font-name="Arial" fo:language="en" fo:country="US" style:font-name-complex="Arial1"/>
    </style:style>
    <style:style style:name="P13" style:family="paragraph" style:parent-style-name="Standard">
      <style:paragraph-properties fo:margin-left="0.741cm" fo:margin-right="0cm" fo:line-height="150%" fo:text-indent="-0.741cm" style:auto-text-indent="false">
        <style:tab-stops>
          <style:tab-stop style:position="0.751cm"/>
        </style:tab-stops>
      </style:paragraph-properties>
      <style:text-properties officeooo:rsid="001d9a7d" officeooo:paragraph-rsid="001d9a7d"/>
    </style:style>
    <style:style style:name="P14" style:family="paragraph" style:parent-style-name="Standard">
      <style:paragraph-properties fo:margin-left="0.741cm" fo:margin-right="0cm" fo:line-height="150%" fo:text-indent="-0.741cm" style:auto-text-indent="false">
        <style:tab-stops>
          <style:tab-stop style:position="0.751cm"/>
        </style:tab-stops>
      </style:paragraph-properties>
      <style:text-properties officeooo:rsid="00219945" officeooo:paragraph-rsid="00219945"/>
    </style:style>
    <style:style style:name="P15" style:family="paragraph" style:parent-style-name="Standard">
      <style:paragraph-properties fo:margin-left="0.741cm" fo:margin-right="0cm" fo:line-height="150%" fo:text-indent="-0.741cm" style:auto-text-indent="false">
        <style:tab-stops>
          <style:tab-stop style:position="0.751cm"/>
        </style:tab-stops>
      </style:paragraph-properties>
      <style:text-properties officeooo:rsid="00246cc7" officeooo:paragraph-rsid="00246cc7"/>
    </style:style>
    <style:style style:name="P16" style:family="paragraph" style:parent-style-name="Standard">
      <style:paragraph-properties fo:margin-left="0.741cm" fo:margin-right="0cm" fo:line-height="150%" fo:text-indent="-0.741cm" style:auto-text-indent="false">
        <style:tab-stops>
          <style:tab-stop style:position="0.751cm"/>
        </style:tab-stops>
      </style:paragraph-properties>
      <style:text-properties officeooo:rsid="00257278" officeooo:paragraph-rsid="00257278"/>
    </style:style>
    <style:style style:name="P17" style:family="paragraph" style:parent-style-name="Standard">
      <style:paragraph-properties fo:margin-left="0.741cm" fo:margin-right="0cm" fo:line-height="150%" fo:text-indent="-0.741cm" style:auto-text-indent="false" fo:break-before="page">
        <style:tab-stops>
          <style:tab-stop style:position="0.751cm"/>
        </style:tab-stops>
      </style:paragraph-properties>
    </style:style>
    <style:style style:name="P18" style:family="paragraph" style:parent-style-name="Standard" style:master-page-name="Standard">
      <style:paragraph-properties fo:line-height="150%" style:page-number="auto"/>
    </style:style>
    <style:style style:name="T1" style:family="text">
      <style:text-properties style:font-name="Arial" fo:language="en" fo:country="US" fo:font-weight="bold" style:font-weight-asian="bold" style:font-name-complex="Arial1"/>
    </style:style>
    <style:style style:name="T2" style:family="text">
      <style:text-properties style:font-name="Arial" fo:language="en" fo:country="US" style:font-name-complex="Arial1"/>
    </style:style>
    <style:style style:name="T3" style:family="text">
      <style:text-properties style:font-name="Arial" fo:language="en" fo:country="US" officeooo:rsid="001dadf8" style:font-name-complex="Arial1"/>
    </style:style>
    <style:style style:name="T4" style:family="text">
      <style:text-properties style:font-name="Arial" fo:language="en" fo:country="US" officeooo:rsid="001f14cc" style:font-name-complex="Arial1"/>
    </style:style>
    <style:style style:name="T5" style:family="text">
      <style:text-properties style:font-name="Arial" fo:language="en" fo:country="US" officeooo:rsid="001f1938" style:font-name-complex="Arial1"/>
    </style:style>
    <style:style style:name="T6" style:family="text">
      <style:text-properties style:font-name="Arial" fo:language="en" fo:country="US" officeooo:rsid="0020c240" style:font-name-complex="Arial1"/>
    </style:style>
    <style:style style:name="T7" style:family="text">
      <style:text-properties style:font-name="Arial" fo:language="en" fo:country="US" officeooo:rsid="0022843d" style:font-name-complex="Arial1"/>
    </style:style>
    <style:style style:name="T8" style:family="text">
      <style:text-properties style:font-name="Arial" fo:language="en" fo:country="US" officeooo:rsid="00257278" style:font-name-complex="Arial1"/>
    </style:style>
    <style:style style:name="T9" style:family="text">
      <style:text-properties style:font-name="Arial" fo:language="en" fo:country="US" fo:font-style="italic" style:font-style-asian="italic" style:font-name-complex="Arial1"/>
    </style:style>
    <style:style style:name="T10" style:family="text">
      <style:text-properties style:font-name="Arial" fo:language="en" fo:country="US" style:text-underline-style="solid" style:text-underline-width="auto" style:text-underline-color="font-color" style:font-name-complex="Arial1"/>
    </style:style>
    <style:style style:name="T11" style:family="text">
      <style:text-properties fo:color="#538135" style:font-name="Arial" fo:language="en" fo:country="US" fo:font-weight="bold" style:font-weight-asian="bold" style:font-name-complex="Arial1"/>
    </style:style>
    <style:style style:name="T12" style:family="text">
      <style:text-properties fo:color="#c00000" style:font-name="Arial" fo:language="en" fo:country="US" fo:font-style="italic" style:font-style-asian="italic" style:font-name-complex="Arial1"/>
    </style:style>
    <style:style style:name="T13" style:family="text">
      <style:text-properties fo:color="#ff0066" style:font-name="Arial" fo:language="en" fo:country="US" style:font-name-complex="Arial1"/>
    </style:style>
    <style:style style:name="T14" style:family="text">
      <style:text-properties fo:color="#c45911" style:font-name="Arial" fo:language="en" fo:country="US" fo:font-weight="bold" style:font-weight-asian="bold" style:font-name-complex="Arial1"/>
    </style:style>
    <style:style style:name="T15" style:family="text">
      <style:text-properties fo:color="#ff0000" style:font-name="Arial" fo:language="en" fo:country="US" style:font-name-complex="Arial1"/>
    </style:style>
    <style:style style:name="T16" style:family="text">
      <style:text-properties fo:color="#0070c0" style:font-name="Arial" fo:language="en" fo:country="US" style:font-name-complex="Arial1"/>
    </style:style>
    <style:style style:name="T17" style:family="text">
      <style:text-properties fo:color="#1f4e79" style:font-name="Arial" fo:font-size="12pt" fo:language="en" fo:country="US" style:font-size-asian="12pt" style:font-name-complex="Arial1" style:font-size-complex="12pt"/>
    </style:style>
    <style:style style:name="T18" style:family="text">
      <style:text-properties fo:color="#7030a0" style:font-name="Arial" fo:language="en" fo:country="US" fo:font-weight="bold" style:font-weight-asian="bold" style:font-name-complex="Arial1"/>
    </style:style>
    <style:style style:name="T19" style:family="text">
      <style:text-properties fo:color="#7030a0" style:font-name="Arial" fo:language="en" fo:country="US" style:font-name-complex="Arial1"/>
    </style:style>
    <style:style style:name="T20" style:family="text">
      <style:text-properties fo:color="#000000" style:font-name="Arial" fo:language="en" fo:country="US" style:font-name-complex="Arial1"/>
    </style:style>
    <style:style style:name="T21" style:family="text">
      <style:text-properties officeooo:rsid="001d9a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EN210412-26_The US‘ place in the world</text:span></text:p>
      <text:p text:style-name="P1"><text:span text:style-name="T11">Part A</text:span></text:p>
      <text:p text:style-name="P1"><text:span text:style-name="T2">When learning about the American Dream and its roots, you’ve heard about the US belief in their superiority, regarding themselves as God’s chosen country as well as their role of being a global “policeman”. But is this image really and still true?</text:span></text:p>
      <text:p text:style-name="P3"/>
      <text:p text:style-name="P6"><text:span text:style-name="T2">1<text:tab/>Study the figures (cf. C1) on p. 114 in your textbook. Then outline the most important findings mainly focusing on the US (in comparison with the other states).</text:span></text:p>
      <text:p text:style-name="P13"><text:span text:style-name="T2">- GDP→Gross Domestic Produkt <text:s text:c="2"/>is the highest of all, its a rich country</text:span></text:p>
      <text:p text:style-name="P13"><text:span text:style-name="T2">- by far the highest military spending → “policeman country”, it is political important/impactful</text:span></text:p>
      <text:p text:style-name="P13"><text:span text:style-name="T2">- negative high balance of trade, even with its high GPD it is importing more than exporting, its consuming a lot</text:span></text:p>
      <text:p text:style-name="P13"><text:span text:style-name="T2"/></text:p>
      <text:p text:style-name="P6"><text:span text:style-name="T2">2<text:tab/>What influence could the facts (from the table) have on the balance of power in the world?</text:span></text:p>
      <text:p text:style-name="P9">- <text:span text:style-name="T21">its military spending is very high, it has advanced and well equipped army</text:span></text:p>
      <text:p text:style-name="P9"/>
      <text:p text:style-name="P6"><text:span text:style-name="T11">Part B</text:span></text:p>
      <text:p text:style-name="P6"><text:span text:style-name="T2">Let’s find out what people outside the US say about the USA as a leading world power.</text:span></text:p>
      <text:p text:style-name="P6"><text:span text:style-name="T2">3<text:tab/>Listen to the podcast “</text:span><text:span text:style-name="T1">The German view”</text:span><text:span text:style-name="T2"> in which historian Michael Hochgeschwender is interviewed about the USA’s status in the world. </text:span></text:p>
      <text:p text:style-name="P6"><text:span text:style-name="T2"><text:tab/>Take notes on the following aspects:</text:span></text:p>
      <text:p text:style-name="P6"><text:span text:style-name="T2"><text:tab/></text:span></text:p>
      <text:p text:style-name="P6"><text:span text:style-name="T2"><text:tab/>a) what the historian says about the status of the USA b) his reasons for his opinion</text:span></text:p>
      <text:p text:style-name="P6"><text:span text:style-name="T2">- </text:span><text:span text:style-name="T3">its still a leading power → it has no concurrence, russian became small, china has not much military but is economically strong, europe is not united enough, …</text:span></text:p>
      <text:p text:style-name="P6"><text:span text:style-name="T3">- they loose influence bc. economy got smaller</text:span></text:p>
      <text:p text:style-name="P7"><text:span text:style-name="T3">- </text:span><text:span text:style-name="T4">china is getting stronger, chinese economy is stronger, china is the new russia (communism)</text:span></text:p>
      <text:p text:style-name="P7"><text:span text:style-name="T4"/></text:p>
      <text:p text:style-name="P6"><text:span text:style-name="T2">c) his views on the future development of the US’ role.</text:span></text:p>
      <text:p text:style-name="P6"><text:span text:style-name="T4">- </text:span><text:span text:style-name="T5">USA is trying to make the dollar more valuable</text:span></text:p>
      <text:p text:style-name="P11"><text:soft-page-break/></text:p>
      <text:p text:style-name="P6"><text:span text:style-name="T9">(Don’t forget to download the file before listening to it.)</text:span></text:p>
      <text:p text:style-name="P9"/>
      <text:p text:style-name="P6"><text:span text:style-name="T2">4<text:tab/>How do you perceive the role of the USA? Would you agree with Mr. Hochgeschwender? Explain why / why not? Is there something the historian forgot about or you want to add?</text:span></text:p>
      <text:p text:style-name="P6"><text:span text:style-name="T2">- </text:span><text:span text:style-name="T5">due to its size and GDP and especially its military spending it is still the country nr 1</text:span></text:p>
      <text:p text:style-name="P8"><text:span text:style-name="T5">- it has a very old political system, an early form of democracy, which is not very advanced</text:span></text:p>
      <text:p text:style-name="P8"><text:span text:style-name="T6">(f.e. only 2-party-system)</text:span></text:p>
      <text:p text:style-name="P9"/>
      <text:p text:style-name="P9"/>
      <text:p text:style-name="P5"/>
      <text:p text:style-name="P17"><text:span text:style-name="T11">Part C</text:span></text:p>
      <text:p text:style-name="P6"><text:span text:style-name="T2">A lot changed when Trump was elected POTUS. Although his mottos </text:span><text:span text:style-name="T9">MAGA</text:span><text:span text:style-name="T2"> (= Make America Great </text:span></text:p>
      <text:p text:style-name="P6"><text:span text:style-name="T2">Again) and </text:span><text:span text:style-name="T9">America First</text:span><text:span text:style-name="T2"> seemed to attract and satisfy lots of supporters, opponents believed that with </text:span></text:p>
      <text:p text:style-name="P6"><text:span text:style-name="T2">Trump’s reign the end of the American era was about to begin.</text:span></text:p>
      <text:p text:style-name="P9"/>
      <text:p text:style-name="P6"><text:span text:style-name="T2">Read the text on pp. 115-6 and do the following tasks. (</text:span><text:span text:style-name="T9">This also serves as </text:span><text:span text:style-name="T12">exam preparation</text:span><text:span text:style-name="T2">.)</text:span></text:p>
      <text:p text:style-name="P12"/>
      <text:p text:style-name="P6"><text:span text:style-name="T13">Content</text:span></text:p>
      <text:p text:style-name="P6"><text:span text:style-name="T2">1<text:tab/>Outline the writer’s argumentation. (</text:span><text:span text:style-name="T14">written</text:span><text:span text:style-name="T2">)</text:span></text:p>
      <text:p text:style-name="P14"><text:span text:style-name="T2">- Trump destoyed america</text:span></text:p>
      <text:p text:style-name="P14"><text:span text:style-name="T2">- he promised much more than he actually did in the end</text:span></text:p>
      <text:p text:style-name="P14"><text:span text:style-name="T2">- the US-government ignored affairs of putin (Nawalny), Erogan (security detail attack in Washington), …</text:span></text:p>
      <text:p text:style-name="P14"><text:span text:style-name="T2">- </text:span><text:span text:style-name="T7">the writer is not sure if the USA will recover as they did from Jimmy Carter</text:span></text:p>
      <text:p text:style-name="P6"><text:span text:style-name="T2"/></text:p>
      <text:p text:style-name="P6"><text:span text:style-name="T13">Analysis</text:span></text:p>
      <text:p text:style-name="P6"><text:span text:style-name="T2">2<text:tab/>What is the author’s general standpoint regarding Trump and his politics? (</text:span><text:span text:style-name="T9">notes</text:span><text:span text:style-name="T2">)</text:span></text:p>
      <text:p text:style-name="P6"><text:span text:style-name="T2"><text:tab/>Mark up a few examples in the text where this becomes obvious.</text:span></text:p>
      <text:p text:style-name="P6"><text:span text:style-name="T2"/></text:p>
      <text:p text:style-name="P6"><text:span text:style-name="T2"/></text:p>
      <text:p text:style-name="P6"><text:span text:style-name="T2">3<text:tab/>Moreover, how does the writer’s position show in the choice of words / </text:span><text:span text:style-name="T15">diction </text:span><text:span text:style-name="T2">(p. 371) and the </text:span><text:span text:style-name="T16">means </text:span><text:span text:style-name="T2">he employs?</text:span></text:p>
      <text:p text:style-name="P6"><text:span text:style-name="T2"><text:tab/>List examples for each category.</text:span></text:p>
      <text:p text:style-name="P6"><text:span text:style-name="T2"/></text:p>
      <text:p text:style-name="P10">l. 22 “Death Squad” - a very extreme/exaggerated word to show how extreme this situation is</text:p>
      <text:p text:style-name="P10">l. 5 “thuggish” - he basically calls Trump a criminal</text:p>
      <text:p text:style-name="P6"><text:span text:style-name="T2">&gt; All this helps an author / speaker </text:span><text:span text:style-name="T10">to influence</text:span><text:span text:style-name="T2"> and / or </text:span><text:span text:style-name="T10">to persuade</text:span><text:span text:style-name="T2"> the readers / listeners.</text:span></text:p>
      <text:p text:style-name="P9"/>
      <text:p text:style-name="P6"><text:span text:style-name="T2">4<text:tab/>In conclusion, how persuasive do you find the text? Do you accept and agree with the writer’s views? (</text:span><text:span text:style-name="T9">notes</text:span><text:span text:style-name="T2">)</text:span></text:p>
      <text:p text:style-name="P15"><text:soft-page-break/><text:span text:style-name="T2">- I agree with the writer’s view, he is very persuasive, uses very rare words</text:span></text:p>
      <text:p text:style-name="P15"><text:span text:style-name="T2"/></text:p>
      <text:p text:style-name="P12"/>
      <text:p text:style-name="P6"><text:span text:style-name="T13">Text production</text:span></text:p>
      <text:p text:style-name="P6"><text:span text:style-name="T2">5<text:tab/>The USA has regarded itself as the “guarantor of world order” (cf. l.38). </text:span></text:p>
      <text:p text:style-name="P6"><text:span text:style-name="T2"><text:tab/>Discuss whether the global community needs a ‘world policeman’ and whether America is the country that should accomplish this function. (</text:span><text:span text:style-name="T14">written</text:span><text:span text:style-name="T2">)</text:span></text:p>
      <text:p text:style-name="P6"><text:span text:style-name="T2">- </text:span><text:span text:style-name="T8">yes, the world needs strong democratic forces to keep other countries from behaving incorrect</text:span></text:p>
      <text:p text:style-name="P6"><text:span text:style-name="T8">- not only one country should be the “world policeman”, better would be a union of many countries,</text:span></text:p>
      <text:p text:style-name="P16"><text:span text:style-name="T2">e.g. the EU or boudings like the NATO</text:span></text:p>
      <text:p text:style-name="P16"><text:span text:style-name="T2">- the USA is still the biggest player on the world with its army, it still has a great impact</text:span></text:p>
      <text:p text:style-name="P9"/>
      <text:p text:style-name="P9"/>
      <text:p text:style-name="P9"/>
      <text:p text:style-name="P6"><text:span text:style-name="T11">Part D</text:span></text:p>
      <text:p text:style-name="P6"><text:span text:style-name="T2">Dealing with political and social issues it’s evident that there is a type of text that each of us comes across </text:span></text:p>
      <text:p text:style-name="P6"><text:span text:style-name="T2">in the media on a daily basis – </text:span><text:span text:style-name="T1">speech</text:span><text:span text:style-name="T2">es. </text:span></text:p>
      <text:p text:style-name="P9"/>
      <text:p text:style-name="P6"><text:span text:style-name="T2">1<text:tab/>First of all, study the materials (Selbständiges Lernen, 6.7 and SF 25 in your book) carefully.</text:span></text:p>
      <text:p text:style-name="P4"/>
      <text:p text:style-name="P2"><text:span text:style-name="T2">2 <text:tab/>It’s your assignment now to </text:span><text:span text:style-name="T10">write a speech</text:span><text:span text:style-name="T2">. You are expected to select your topic from the list below:</text:span></text:p>
      <text:p text:style-name="P2"><text:span text:style-name="T2"><text:tab/></text:span></text:p>
      <text:p text:style-name="P2"><text:span text:style-name="T17"><text:tab/>1 Living together in our multicultural school</text:span></text:p>
      <text:p text:style-name="P2"><text:span text:style-name="T17"><text:tab/>2 The world is changing – let’s change with it!</text:span></text:p>
      <text:p text:style-name="P2"><text:span text:style-name="T17"><text:tab/>3 The challenge of freedom in a diverse society</text:span></text:p>
      <text:p text:style-name="P2"><text:span text:style-name="T2"><text:tab/></text:span></text:p>
      <text:p text:style-name="P2"><text:span text:style-name="T2"><text:tab/>&gt; Your speech shall take up at least </text:span><text:span text:style-name="T18">3 minutes</text:span><text:span text:style-name="T20">.</text:span></text:p>
      <text:p text:style-name="P2"><text:span text:style-name="T20"><text:tab/>&gt; Make use of a few rhetorical devices.</text:span></text:p>
      <text:p text:style-name="P2"><text:span text:style-name="T2"><text:tab/>&gt; Practice/rehearse delivering your speech. </text:span></text:p>
      <text:p text:style-name="P4"><text:soft-page-break/></text:p>
      <text:p text:style-name="P2"><text:span text:style-name="T2"><text:tab/></text:span></text:p>
      <text:p text:style-name="P2"><text:span text:style-name="T2">In lessons or in a video conference (</text:span><text:span text:style-name="T10">with the camera on !</text:span><text:span text:style-name="T2">) you are supposed to deliver your speech according to common standards. Study the evaluation form to get more advice on the criteria that will be assessed.</text:span></text:p>
      <text:p text:style-name="P2"><text:span text:style-name="T2">Not only will you &amp; your speech be evaluated, but there might be a chance of being </text:span><text:span text:style-name="T19">graded</text:span><text:span text:style-name="T2">. </text:span></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nette</meta:initial-creator>
    <meta:editing-cycles>9</meta:editing-cycles>
    <meta:creation-date>2021-04-09T11:39:00</meta:creation-date>
    <dc:date>2021-04-27T14:31:07.285000000</dc:date>
    <meta:editing-duration>PT7H33M8S</meta:editing-duration>
    <meta:generator>LibreOffice/6.1.3.2$Windows_X86_64 LibreOffice_project/86daf60bf00efa86ad547e59e09d6bb77c699acb</meta:generator>
    <meta:document-statistic meta:table-count="0" meta:image-count="0" meta:object-count="0" meta:page-count="5" meta:paragraph-count="69" meta:word-count="900" meta:character-count="5002" meta:non-whitespace-character-count="41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